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64" table:default-cell-style-name="ce2"/>
        <table:table-column table:style-name="co2" table:number-columns-repeated="1532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table:number-columns-repeated="42" table:style-name="ce2"/>
          <table:table-cell office:value-type="string" table:style-name="ce2">
            <text:p>blizzard_cast_spe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blizzard_cast_speed</text:p>
          </table:table-cell>
          <table:table-cell table:number-columns-repeated="1009" table:style-name="ce2"/>
          <table:table-cell table:number-columns-repeated="15320"/>
        </table:table-row>
        <table:table-row table:style-name="ro1">
          <table:table-cell table:number-columns-repeated="40" table:style-name="ce2"/>
          <table:table-cell office:value-type="string" table:style-name="ce2">
            <text:p>blizzard_big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izza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izzard_frost</text:p>
          </table:table-cell>
          <table:table-cell table:number-columns-repeated="1007" table:style-name="ce2"/>
          <table:table-cell table:number-columns-repeated="15320"/>
        </table:table-row>
        <table:table-row table:style-name="ro1">
          <table:table-cell table:number-columns-repeated="42" table:style-name="ce2"/>
          <table:table-cell office:value-type="string" table:style-name="ce2">
            <text:p>blizzard_mana_cos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lizzard_mana_cost</text:p>
          </table:table-cell>
          <table:table-cell table:number-columns-repeated="1009" table:style-name="ce2"/>
          <table:table-cell table:number-columns-repeated="15320"/>
        </table:table-row>
        <table:table-row table:style-name="ro1"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1015" table:style-name="ce2"/>
          <table:table-cell table:number-columns-repeated="15320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crease_healin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wand_damage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table:number-columns-repeated="3" table:style-name="ce2"/>
          <table:table-cell office:value-type="string" table:style-name="ce2">
            <text:p>big_wate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eal_to_dm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wand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zardry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arcane_devotion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style-name="ce2"/>
          <table:table-cell office:value-type="string" table:style-name="ce2">
            <text:p>health_magic_shield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ghost_reaver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mana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office:value-type="string" table:style-name="ce2">
            <text:p>fire_bombs_projectile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5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fire_bombs_projectile_speed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spell_wat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rostball_mana_cos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dodge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volcano_cast_speed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style-name="ce2"/>
          <table:table-cell office:value-type="string" table:style-name="ce2">
            <text:p>whirlpool_damage</text:p>
          </table:table-cell>
          <table:table-cell table:number-columns-repeated="2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bombs_mana_cost</text:p>
          </table:table-cell>
          <table:table-cell table:number-columns-repeated="3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cooldow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water_weap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number-columns-repeated="4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number-columns-repeated="3" table:style-name="ce2"/>
          <table:table-cell office:value-type="string" table:style-name="ce2">
            <text:p>whirlpool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big_health_mana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water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rostball_cooldow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_fire_gat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tidal_wav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big_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ast_speed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tidal_wave_physical_gate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magic_shield_gate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_crit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str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firebal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table:number-columns-repeated="4" table:style-name="ce2"/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ball_damage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magma_flower_cooldow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fireba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_notabl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lower_of_ice_heal_gat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aster_cast_rate_notabl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big_spell_damage_gated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ooldow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ma_flowe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7" table:style-name="ce2"/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magma_flower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hea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fireball_projectile_spe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big_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8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row_flam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flower_of_ice_mana_restore_gate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dash</text:p>
          </table:table-cell>
          <table:table-cell table:number-columns-repeated="3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weapon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aster_cast_rat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increase_healing_heal_to_dmg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throw_flames_bur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_to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ery_big_health_magic_shield</text:p>
          </table:table-cell>
          <table:table-cell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big_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thunder_physical_weapon_damage</text:p>
          </table:table-cell>
          <table:table-cell table:number-columns-repeated="4" table:style-name="ce2"/>
          <table:table-cell office:value-type="string" table:style-name="ce2">
            <text:p>thunder_spear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static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heal_to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rost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hysical_weapon_damage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stat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focus</text:p>
          </table:table-cell>
          <table:table-cell table:style-name="ce2"/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urifying_fire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ghtning_totem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crobatics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tart_strint</text:p>
          </table:table-cell>
          <table:table-cell table:number-columns-repeated="3" table:style-name="ce2"/>
          <table:table-cell office:value-type="string" table:style-name="ce2">
            <text:p>start_intdex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zealots_o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table:style-name="ce2"/>
          <table:table-cell office:value-type="string" table:style-name="ce2">
            <text:p>elemental_resis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number-columns-repeated="2" table:style-name="ce2"/>
          <table:table-cell office:value-type="string" table:style-name="ce2">
            <text:p>purifying_fires_heal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cleanse_gate</text:p>
          </table:table-cell>
          <table:table-cell table:style-name="ce2"/>
          <table:table-cell office:value-type="string" table:style-name="ce2">
            <text:p>cleav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_damage</text:p>
          </table:table-cell>
          <table:table-cell table:number-columns-repeated="6" table:style-name="ce2"/>
          <table:table-cell office:value-type="string" table:style-name="ce2">
            <text:p>[CENTER]</text:p>
          </table:table-cell>
          <table:table-cell table:number-columns-repeated="8" table:style-name="ce2"/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table:number-columns-repeated="2" table:style-name="ce2"/>
          <table:table-cell office:value-type="string" table:style-name="ce2">
            <text:p>critical_hi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cooldown</text:p>
          </table:table-cell>
          <table:table-cell table:number-columns-repeated="3" table:style-name="ce2"/>
          <table:table-cell office:value-type="string" table:style-name="ce2">
            <text:p>big_int_gat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rt_str</text:p>
          </table:table-cell>
          <table:table-cell table:number-columns-repeated="3" table:style-name="ce2"/>
          <table:table-cell office:value-type="string" table:style-name="ce2">
            <text:p>start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str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vy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row_barr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oison_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multi_shot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big_bow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wat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health_dodge</text:p>
          </table:table-cell>
          <table:table-cell table:number-columns-repeated="6" table:style-name="ce2"/>
          <table:table-cell office:value-type="string" table:style-name="ce2">
            <text:p>multi_sho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chil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number-columns-repeated="5"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ulti_shot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ravery</text:p>
          </table:table-cell>
          <table:table-cell table:number-columns-repeated="6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chance_of_chi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focus_g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fi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flicker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chance_of_static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projectile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ig_st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isoned_weapons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health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ttack_speed_notabl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2" table:style-name="ce2"/>
          <table:table-cell office:value-type="string" table:style-name="ce2">
            <text:p>nature_balm_regen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ed_weapons_cooldown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_penetration_notabl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table:number-columns-repeated="4" table:style-name="ce2"/>
          <table:table-cell office:value-type="string" table:style-name="ce2">
            <text:p>arrow_storm_cast_speed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flicker_strike_cooldown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balm_cooldown_gate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poisoned_weapons_mana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recoil_shot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health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natu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focus_g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cooldown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dod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thorn_bush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thorn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3" table:style-name="ce2"/>
          <table:table-cell office:value-type="string" table:style-name="ce2">
            <text:p>recoil_shot_cooldown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static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regen</text:p>
          </table:table-cell>
          <table:table-cell table:number-columns-repeated="2" table:style-name="ce2"/>
          <table:table-cell office:value-type="string" table:style-name="ce2">
            <text:p>big_health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thorn_bush_effec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elemental_bow_damage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thorn_armor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bush_cooldow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vaal_pac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ron_reflexes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heal_effect_on_self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heal_effect_on_self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orgons_gaze_gate</text:p>
          </table:table-cell>
          <table:table-cell table:number-columns-repeated="3" table:style-name="ce2"/>
          <table:table-cell office:value-type="string" table:style-name="ce2">
            <text:p>holy_flower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gorgons_gaze_cooldown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oly_flower_cleanse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2">
            <text:p>gorgons_gaze_cooldown</text:p>
          </table:table-cell>
          <table:table-cell table:number-columns-repeated="5" table:style-name="ce2"/>
          <table:table-cell office:value-type="string" table:style-name="ce2">
            <text:p>holy_flower_cooldown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elvin</meta:initial-creator>
    <dc:creator>Kelvin</dc:creator>
    <meta:creation-date>2020-09-04T12:47:59Z</meta:creation-date>
    <dc:date>2020-09-28T21:03:08Z</dc:date>
    <meta:editing-cycles>2</meta:editing-cycles>
    <meta:editing-duration>PT312S</meta:editing-duration>
  </office:meta>
</office:document-meta>
</file>